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style:tab-stops>
          <style:tab-stop style:position="8.5cm"/>
          <style:tab-stop style:position="17cm" style:type="right"/>
        </style:tab-stops>
      </style:paragraph-properties>
    </style:style>
    <style:style style:name="P2" style:family="paragraph" style:parent-style-name="Standard">
      <style:paragraph-properties fo:break-before="page"/>
    </style:style>
    <style:style style:name="P3" style:family="paragraph" style:parent-style-name="Standard">
      <style:paragraph-properties style:text-autospace="none"/>
    </style:style>
    <style:style style:name="P4" style:family="paragraph" style:parent-style-name="Standard">
      <style:text-properties style:font-name="Courier New" fo:language="none" fo:country="none" style:language-asian="none" style:country-asian="none" style:font-name-complex="Courier New"/>
    </style:style>
    <style:style style:name="P5" style:family="paragraph" style:parent-style-name="Standard">
      <style:paragraph-properties style:text-autospace="none"/>
      <style:text-properties style:font-name="Courier New" fo:language="none" fo:country="none" style:language-asian="none" style:country-asian="none" style:font-name-complex="Courier New" style:font-size-complex="10pt"/>
    </style:style>
    <style:style style:name="P6" style:family="paragraph" style:parent-style-name="Standard">
      <style:text-properties style:font-name="Courier New" fo:language="none" fo:country="none" style:language-asian="none" style:country-asian="none" style:font-name-complex="Arial"/>
    </style:style>
    <style:style style:name="P7" style:family="paragraph" style:parent-style-name="Standard">
      <style:paragraph-properties style:text-autospace="none"/>
      <style:text-properties style:font-name="Courier New" fo:language="none" fo:country="none" style:language-asian="none" style:country-asian="none" style:font-name-complex="Arial" style:font-size-complex="10pt"/>
    </style:style>
    <style:style style:name="P8" style:family="paragraph" style:parent-style-name="Standard">
      <style:paragraph-properties style:text-autospace="none"/>
      <style:text-properties fo:color="#808080" style:font-name="Courier New" fo:language="en" fo:country="US" style:language-asian="none" style:country-asian="none" style:font-name-complex="Courier New" style:font-size-complex="10pt"/>
    </style:style>
    <style:style style:name="P9" style:family="paragraph" style:parent-style-name="Standard">
      <style:paragraph-properties style:text-autospace="none"/>
      <style:text-properties fo:color="#808080" style:font-name="Courier New" fo:language="none" fo:country="none" style:language-asian="none" style:country-asian="none" style:font-name-complex="Courier New" style:font-size-complex="10pt"/>
    </style:style>
    <style:style style:name="P10" style:family="paragraph" style:parent-style-name="Standard">
      <style:text-properties fo:color="#808080" style:font-name="Courier New" fo:language="none" fo:country="none" style:language-asian="none" style:country-asian="none" style:font-name-complex="Arial" style:font-size-complex="10pt"/>
    </style:style>
    <style:style style:name="P11" style:family="paragraph" style:parent-style-name="Standard">
      <style:text-properties fo:language="none" fo:country="none" style:language-asian="none" style:country-asian="none"/>
    </style:style>
    <style:style style:name="P12" style:family="paragraph" style:parent-style-name="Standard">
      <style:text-properties fo:language="none" fo:country="none" style:language-asian="none" style:country-asian="none" style:font-name-complex="Arial"/>
    </style:style>
    <style:style style:name="P13" style:family="paragraph" style:parent-style-name="Standard">
      <style:paragraph-properties style:text-autospace="none">
        <style:tab-stops>
          <style:tab-stop style:position="1cm"/>
        </style:tab-stops>
      </style:paragraph-properties>
      <style:text-properties fo:language="none" fo:country="none" style:language-asian="none" style:country-asian="none" style:font-name-complex="Arial" style:font-size-complex="10pt"/>
    </style:style>
    <style:style style:name="P14" style:family="paragraph" style:parent-style-name="Standard">
      <style:paragraph-properties style:text-autospace="none"/>
      <style:text-properties fo:color="#0000ff" style:font-name="Courier New" fo:language="none" fo:country="none" style:language-asian="none" style:country-asian="none" style:font-name-complex="Courier New" style:font-size-complex="10pt"/>
    </style:style>
    <style:style style:name="P15" style:family="paragraph" style:parent-style-name="Standard">
      <style:paragraph-properties style:text-autospace="none">
        <style:tab-stops>
          <style:tab-stop style:position="1cm"/>
        </style:tab-stops>
      </style:paragraph-properties>
      <style:text-properties fo:color="#0000ff" style:font-name="Courier New" fo:language="none" fo:country="none" style:language-asian="none" style:country-asian="none" style:font-name-complex="Courier New" style:font-size-complex="10pt"/>
    </style:style>
    <style:style style:name="P16" style:family="paragraph" style:parent-style-name="Standard">
      <style:paragraph-properties style:text-autospace="none"/>
      <style:text-properties fo:color="#0000ff" style:font-name="Courier New" fo:language="none" fo:country="none" style:language-asian="none" style:country-asian="none" style:font-name-complex="Arial" style:font-size-complex="10pt"/>
    </style:style>
    <style:style style:name="P17" style:family="paragraph" style:parent-style-name="Standard">
      <style:paragraph-properties style:text-autospace="none">
        <style:tab-stops>
          <style:tab-stop style:position="1cm"/>
        </style:tab-stops>
      </style:paragraph-properties>
    </style:style>
    <style:style style:name="P18" style:family="paragraph" style:parent-style-name="Header">
      <style:paragraph-properties>
        <style:tab-stops>
          <style:tab-stop style:position="8.5cm"/>
          <style:tab-stop style:position="17cm" style:type="right"/>
        </style:tab-stops>
      </style:paragraph-properties>
    </style:style>
    <style:style style:name="P19" style:family="paragraph" style:parent-style-name="Heading_20_1" style:master-page-name="Standard">
      <style:paragraph-properties style:page-number="auto"/>
      <style:text-properties fo:color="#3f4c98" fo:font-size="16pt" style:font-size-asian="16pt" style:font-size-complex="16pt"/>
    </style:style>
    <style:style style:name="P20" style:family="paragraph" style:parent-style-name="Standard">
      <style:text-properties officeooo:rsid="00232636" officeooo:paragraph-rsid="00232636"/>
    </style:style>
    <style:style style:name="P21" style:family="paragraph" style:parent-style-name="Standard">
      <style:paragraph-properties>
        <style:tab-stops>
          <style:tab-stop style:position="1.072cm"/>
        </style:tab-stops>
      </style:paragraph-properties>
      <style:text-properties officeooo:rsid="00232636" officeooo:paragraph-rsid="00232636"/>
    </style:style>
    <style:style style:name="P22" style:family="paragraph" style:parent-style-name="Standard">
      <style:paragraph-properties>
        <style:tab-stops>
          <style:tab-stop style:position="1.072cm"/>
        </style:tab-stops>
      </style:paragraph-properties>
      <style:text-properties officeooo:rsid="00232636" officeooo:paragraph-rsid="00232636"/>
    </style:style>
    <style:style style:name="P23" style:family="paragraph" style:parent-style-name="Standard">
      <style:paragraph-properties>
        <style:tab-stops>
          <style:tab-stop style:position="1.072cm"/>
        </style:tab-stops>
      </style:paragraph-properties>
      <style:text-properties style:use-window-font-color="true" style:font-name="Courier New" fo:font-size="10pt" fo:language="none" fo:country="none" officeooo:rsid="00232636" officeooo:paragraph-rsid="00232636" style:font-name-asian="Times New Roman" style:font-size-asian="10pt" style:language-asian="none" style:country-asian="none" style:font-name-complex="Courier New" style:font-size-complex="10pt" style:language-complex="ar" style:country-complex="SA"/>
    </style:style>
    <style:style style:name="P24" style:family="paragraph" style:parent-style-name="Standard">
      <style:paragraph-properties>
        <style:tab-stops>
          <style:tab-stop style:position="1.072cm"/>
        </style:tab-stops>
      </style:paragraph-properties>
      <style:text-properties style:use-window-font-color="true" style:font-name="Courier New" fo:font-size="10pt" fo:language="none" fo:country="none" officeooo:rsid="00232636" officeooo:paragraph-rsid="00232636" style:font-name-asian="Times New Roman" style:font-size-asian="10pt" style:language-asian="none" style:country-asian="none" style:font-name-complex="Courier New" style:font-size-complex="10pt" style:language-complex="ar" style:country-complex="SA"/>
    </style:style>
    <style:style style:name="P25" style:family="paragraph" style:parent-style-name="Standard">
      <style:paragraph-properties>
        <style:tab-stops>
          <style:tab-stop style:position="1.072cm"/>
        </style:tab-stops>
      </style:paragraph-properties>
      <style:text-properties style:use-window-font-color="true" style:font-name="Courier New" fo:font-size="10pt" fo:language="none" fo:country="none" officeooo:rsid="00232636" officeooo:paragraph-rsid="002b46ff" style:font-name-asian="Times New Roman" style:font-size-asian="10pt" style:language-asian="none" style:country-asian="none" style:font-name-complex="Courier New" style:font-size-complex="10pt" style:language-complex="ar" style:country-complex="SA"/>
    </style:style>
    <style:style style:name="P26" style:family="paragraph" style:parent-style-name="Standard">
      <style:paragraph-properties>
        <style:tab-stops>
          <style:tab-stop style:position="1.072cm"/>
        </style:tab-stops>
      </style:paragraph-properties>
      <style:text-properties officeooo:paragraph-rsid="00232636"/>
    </style:style>
    <style:style style:name="P27" style:family="paragraph" style:parent-style-name="Standard">
      <style:paragraph-properties>
        <style:tab-stops>
          <style:tab-stop style:position="1.072cm"/>
        </style:tab-stops>
      </style:paragraph-properties>
      <style:text-properties officeooo:paragraph-rsid="00232636"/>
    </style:style>
    <style:style style:name="T1" style:family="text">
      <style:text-properties style:font-size-complex="10pt"/>
    </style:style>
    <style:style style:name="T2" style:family="text">
      <style:text-properties fo:language="none" fo:country="none" style:language-asian="none" style:country-asian="none"/>
    </style:style>
    <style:style style:name="T3" style:family="text">
      <style:text-properties fo:language="none" fo:country="none" style:language-asian="none" style:country-asian="none" style:font-name-complex="Arial"/>
    </style:style>
    <style:style style:name="T4" style:family="text">
      <style:text-properties fo:language="none" fo:country="none" style:language-asian="none" style:country-asian="none" style:font-name-complex="Arial" style:font-size-complex="10pt"/>
    </style:style>
    <style:style style:name="T5" style:family="text">
      <style:text-properties fo:language="none" fo:country="none" officeooo:rsid="00232636" style:language-asian="none" style:country-asian="none"/>
    </style:style>
    <style:style style:name="T6" style:family="text">
      <style:text-properties fo:language="none" fo:country="none" officeooo:rsid="002fa7d2" style:language-asian="none" style:country-asian="none"/>
    </style:style>
    <style:style style:name="T7" style:family="text">
      <style:text-properties style:font-name="Courier New" fo:language="none" fo:country="none" style:language-asian="none" style:country-asian="none" style:font-name-complex="Courier New"/>
    </style:style>
    <style:style style:name="T8" style:family="text">
      <style:text-properties style:font-name="Courier New" fo:language="none" fo:country="none" style:language-asian="none" style:country-asian="none" style:font-name-complex="Courier New" style:font-size-complex="10pt"/>
    </style:style>
    <style:style style:name="T9" style:family="text">
      <style:text-properties style:font-name="Courier New" fo:language="en" fo:country="US" style:language-asian="none" style:country-asian="none" style:font-name-complex="Courier New"/>
    </style:style>
    <style:style style:name="T10" style:family="text">
      <style:text-properties style:font-name="Courier New" fo:language="en" fo:country="US" style:language-asian="none" style:country-asian="none" style:font-name-complex="Courier New" style:font-size-complex="10pt"/>
    </style:style>
    <style:style style:name="T11" style:family="text">
      <style:text-properties fo:color="#0000ff" style:font-name="Courier New" fo:language="en" fo:country="US" style:language-asian="none" style:country-asian="none" style:font-name-complex="Courier New" style:font-size-complex="10pt"/>
    </style:style>
    <style:style style:name="T12" style:family="text">
      <style:text-properties fo:color="#0000ff" style:font-name="Courier New" fo:language="none" fo:country="none" style:language-asian="none" style:country-asian="none" style:font-name-complex="Courier New" style:font-size-complex="10pt"/>
    </style:style>
    <style:style style:name="T13" style:family="text">
      <style:text-properties fo:color="#0000ff" style:font-name="Courier New" fo:font-size="10pt" fo:language="en" fo:country="US" style:font-name-asian="Times New Roman" style:font-size-asian="10pt" style:language-asian="none" style:country-asian="none" style:font-name-complex="Courier New" style:font-size-complex="10pt" style:language-complex="ar" style:country-complex="SA"/>
    </style:style>
    <style:style style:name="T14" style:family="text">
      <style:text-properties fo:color="#0000ff" style:font-name="Courier New" fo:font-size="10pt" fo:language="en" fo:country="US" officeooo:rsid="00232636" style:font-name-asian="Times New Roman" style:font-size-asian="10pt" style:language-asian="none" style:country-asian="none" style:font-name-complex="Courier New" style:font-size-complex="10pt" style:language-complex="ar" style:country-complex="SA"/>
    </style:style>
    <style:style style:name="T15" style:family="text">
      <style:text-properties fo:color="#0000ff" fo:language="en" fo:country="US"/>
    </style:style>
    <style:style style:name="T16" style:family="text">
      <style:text-properties fo:color="#808080" style:font-name="Courier New" fo:language="en" fo:country="US" style:language-asian="none" style:country-asian="none" style:font-name-complex="Courier New" style:font-size-complex="10pt"/>
    </style:style>
    <style:style style:name="T17" style:family="text">
      <style:text-properties fo:color="#808080" style:font-name="Courier New" fo:language="none" fo:country="none" style:language-asian="none" style:country-asian="none" style:font-name-complex="Courier New" style:font-size-complex="10pt"/>
    </style:style>
    <style:style style:name="T18" style:family="text">
      <style:text-properties fo:color="#ff0000" style:font-name="Courier New" fo:language="none" fo:country="none" style:language-asian="none" style:country-asian="none" style:font-name-complex="Courier New" style:font-size-complex="10pt"/>
    </style:style>
    <style:style style:name="T19" style:family="text">
      <style:text-properties style:use-window-font-color="true" style:font-name="Arial" fo:font-size="10pt" fo:language="fi" fo:country="FI" officeooo:rsid="002218c3" style:font-name-asian="Times New Roman" style:font-size-asian="10pt" style:font-name-complex="Arial" style:font-size-complex="10pt" style:language-complex="ar" style:country-complex="SA"/>
    </style:style>
    <style:style style:name="T20" style:family="text">
      <style:text-properties style:use-window-font-color="true" style:font-name="Arial" fo:font-size="10pt" fo:language="none" fo:country="none" officeooo:rsid="002fa7d2" style:font-name-asian="Times New Roman" style:font-size-asian="10pt" style:language-asian="none" style:country-asian="none" style:font-name-complex="Arial" style:font-size-complex="12pt" style:language-complex="ar" style:country-complex="SA"/>
    </style:style>
    <style:style style:name="T21" style:family="text">
      <style:text-properties style:use-window-font-color="true" style:font-name="Courier New" fo:font-size="10pt" fo:language="none" fo:country="none" style:font-name-asian="Times New Roman" style:font-size-asian="10pt" style:language-asian="none" style:country-asian="none" style:font-name-complex="Courier New" style:font-size-complex="10pt" style:language-complex="ar" style:country-complex="SA"/>
    </style:style>
    <style:style style:name="T22" style:family="text">
      <style:text-properties style:use-window-font-color="true" style:font-name="Courier New" fo:font-size="10pt" fo:language="none" fo:country="none" officeooo:rsid="00232636" style:font-name-asian="Times New Roman" style:font-size-asian="10pt" style:language-asian="none" style:country-asian="none" style:font-name-complex="Courier New" style:font-size-complex="10pt" style:language-complex="ar" style:country-complex="SA"/>
    </style:style>
    <style:style style:name="T23" style:family="text">
      <style:text-properties style:use-window-font-color="true" style:font-name="Courier New" fo:font-size="10pt" fo:language="none" fo:country="none" officeooo:rsid="00238689" style:font-name-asian="Times New Roman" style:font-size-asian="10pt" style:language-asian="none" style:country-asian="none" style:font-name-complex="Courier New" style:font-size-complex="10pt" style:language-complex="ar" style:country-complex="SA"/>
    </style:style>
    <style:style style:name="T24" style:family="text">
      <style:text-properties style:use-window-font-color="true" style:font-name="Courier New" fo:font-size="10pt" fo:language="none" fo:country="none" officeooo:rsid="00250a54" style:font-name-asian="Times New Roman" style:font-size-asian="10pt" style:language-asian="none" style:country-asian="none" style:font-name-complex="Courier New" style:font-size-complex="10pt" style:language-complex="ar" style:country-complex="SA"/>
    </style:style>
    <style:style style:name="T25" style:family="text">
      <style:text-properties style:use-window-font-color="true" style:font-name="Courier New" fo:font-size="10pt" fo:language="none" fo:country="none" officeooo:rsid="00267d06" style:font-name-asian="Times New Roman" style:font-size-asian="10pt" style:language-asian="none" style:country-asian="none" style:font-name-complex="Courier New" style:font-size-complex="10pt" style:language-complex="ar" style:country-complex="SA"/>
    </style:style>
    <style:style style:name="T26" style:family="text">
      <style:text-properties style:use-window-font-color="true" style:font-name="Courier New" fo:font-size="10pt" fo:language="none" fo:country="none" officeooo:rsid="00272688" style:font-name-asian="Times New Roman" style:font-size-asian="10pt" style:language-asian="none" style:country-asian="none" style:font-name-complex="Courier New" style:font-size-complex="10pt" style:language-complex="ar" style:country-complex="SA"/>
    </style:style>
    <style:style style:name="T27" style:family="text">
      <style:text-properties style:use-window-font-color="true" style:font-name="Courier New" fo:font-size="10pt" fo:language="none" fo:country="none" officeooo:rsid="00285266" style:font-name-asian="Times New Roman" style:font-size-asian="10pt" style:language-asian="none" style:country-asian="none" style:font-name-complex="Courier New" style:font-size-complex="10pt" style:language-complex="ar" style:country-complex="SA"/>
    </style:style>
    <style:style style:name="T28" style:family="text">
      <style:text-properties style:use-window-font-color="true" style:font-name="Courier New" fo:font-size="10pt" fo:language="none" fo:country="none" officeooo:rsid="0028e3cb" style:font-name-asian="Times New Roman" style:font-size-asian="10pt" style:language-asian="none" style:country-asian="none" style:font-name-complex="Courier New" style:font-size-complex="10pt" style:language-complex="ar" style:country-complex="SA"/>
    </style:style>
    <style:style style:name="T29" style:family="text">
      <style:text-properties style:use-window-font-color="true" style:font-name="Courier New" fo:font-size="10pt" fo:language="none" fo:country="none" officeooo:rsid="002de247" style:font-name-asian="Times New Roman" style:font-size-asian="10pt" style:language-asian="none" style:country-asian="none" style:font-name-complex="Courier New" style:font-size-complex="10pt" style:language-complex="ar" style:country-complex="SA"/>
    </style:style>
    <style:style style:name="T30" style:family="text">
      <style:text-properties officeooo:rsid="00250a54"/>
    </style:style>
    <style:style style:name="T31" style:family="text">
      <style:text-properties officeooo:rsid="00267d06"/>
    </style:style>
    <style:style style:name="T32" style:family="text">
      <style:text-properties officeooo:rsid="00272688"/>
    </style:style>
    <style:style style:name="T33" style:family="text">
      <style:text-properties officeooo:rsid="002767b2"/>
    </style:style>
    <style:style style:name="T34" style:family="text">
      <style:text-properties officeooo:rsid="00285266"/>
    </style:style>
    <style:style style:name="T35" style:family="text">
      <style:text-properties officeooo:rsid="0028e3cb"/>
    </style:style>
    <style:style style:name="T36" style:family="text">
      <style:text-properties officeooo:rsid="0029fbeb"/>
    </style:style>
    <style:style style:name="T37" style:family="text">
      <style:text-properties officeooo:rsid="002c2ea9"/>
    </style:style>
    <style:style style:name="T38" style:family="text">
      <style:text-properties officeooo:rsid="002c44ba"/>
    </style:style>
    <style:style style:name="T39" style:family="text">
      <style:text-properties officeooo:rsid="002fa7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251337887"/>Transaktiot<text:bookmark-end text:name="__RefHeading___Toc251337887"/></text:h>
      <text:p text:style-name="P11"/>
      <text:p text:style-name="P26"><text:span text:style-name="T5">Luodaan Kauppa -nimnen tietokanta. Tämän jälkeen luodaan siihen Tuote, Tuoteryhmä, ja Veroluokka -taulut:<text:line-break/><text:line-break/></text:span><text:span text:style-name="T14">CREATE TABLE </text:span><text:span text:style-name="T23">Veroluokka</text:span><text:span text:style-name="T22"> (</text:span></text:p>
      <text:p text:style-name="P23"><text:tab/><text:span text:style-name="T34">v</text:span><text:span text:style-name="T33">eroluokka</text:span><text:span text:style-name="T34">id</text:span><text:span text:style-name="T33"> int not null primary key identity(1,1),</text:span></text:p>
      <text:p text:style-name="P23"><text:tab/><text:span text:style-name="T38">n</text:span><text:span text:style-name="T33">imi varvhar(15) not null,</text:span></text:p>
      <text:p text:style-name="P23"><text:tab/><text:span text:style-name="T37">v</text:span><text:span text:style-name="T33">ero</text:span><text:span text:style-name="T37">p</text:span><text:span text:style-name="T33">rosentti decimal(8,2) not null</text:span></text:p>
      <text:p text:style-name="P23">);</text:p>
      <text:p text:style-name="P23"/>
      <text:p text:style-name="P21"><text:span text:style-name="T13">CREATE TABLE </text:span><text:span text:style-name="T21">Tuote</text:span><text:span text:style-name="T23">Ryhma</text:span><text:span text:style-name="T21"> (</text:span></text:p>
      <text:p text:style-name="P23"><text:tab/><text:span text:style-name="T36">tuoteryhmanro int not null primary key identity(1,1),</text:span></text:p>
      <text:p text:style-name="P23"><text:tab/><text:span text:style-name="T36">nimi varchar(15) not null,</text:span></text:p>
      <text:p text:style-name="P25"><text:span text:style-name="T30"><text:tab/></text:span><text:span text:style-name="T35">v</text:span><text:span text:style-name="T30">eroluokka</text:span><text:span text:style-name="T35">id</text:span><text:span text:style-name="T30"> int null,</text:span></text:p>
      <text:p text:style-name="P25"><text:tab/><text:span text:style-name="T15">FOREIGN KEY</text:span><text:span text:style-name="T31"> (</text:span><text:span text:style-name="T32">VeroluokkaID</text:span><text:span text:style-name="T31">) </text:span><text:span text:style-name="T15">REFERENCES</text:span><text:span text:style-name="T31"> </text:span><text:span text:style-name="T32">Veroluokka</text:span><text:span text:style-name="T31">(</text:span><text:span text:style-name="T34">v</text:span><text:span text:style-name="T32">eroluokka</text:span><text:span text:style-name="T34">id</text:span><text:span text:style-name="T31">)</text:span></text:p>
      <text:p text:style-name="P23">);</text:p>
      <text:p text:style-name="P23"/>
      <text:p text:style-name="P21"><text:span text:style-name="T13">CREATE TABLE </text:span><text:span text:style-name="T21">Tuote (</text:span></text:p>
      <text:p text:style-name="P21"><text:span text:style-name="T21"><text:tab/></text:span><text:span text:style-name="T27">t</text:span><text:span text:style-name="T24">uote</text:span><text:span text:style-name="T27">n</text:span><text:span text:style-name="T24">ro int not null primary key identity(1,1),</text:span></text:p>
      <text:p text:style-name="P21"><text:span text:style-name="T24"><text:tab/></text:span><text:span text:style-name="T29">n</text:span><text:span text:style-name="T24">imi varchar(25) not null,</text:span></text:p>
      <text:p text:style-name="P21"><text:span text:style-name="T24"><text:tab/></text:span><text:span text:style-name="T29">h</text:span><text:span text:style-name="T24">inta decimal(8,2) null,</text:span></text:p>
      <text:p text:style-name="P21"><text:span text:style-name="T24"><text:tab/></text:span><text:span text:style-name="T28">t</text:span><text:span text:style-name="T24">uoteryhma</text:span><text:span text:style-name="T28">n</text:span><text:span text:style-name="T24">ro int null,</text:span></text:p>
      <text:p text:style-name="P26"><text:span text:style-name="T24"><text:tab/></text:span><text:span text:style-name="T14">FOREIGN KEY</text:span><text:span text:style-name="T25"> (</text:span><text:span text:style-name="T28">t</text:span><text:span text:style-name="T25">uoteryhma</text:span><text:span text:style-name="T28">n</text:span><text:span text:style-name="T25">ro) </text:span><text:span text:style-name="T14">REFERENCES</text:span><text:span text:style-name="T25"> Tuoteryhma(</text:span><text:span text:style-name="T28">t</text:span><text:span text:style-name="T25">uoteryhma</text:span><text:span text:style-name="T28">n</text:span><text:span text:style-name="T25">ro)</text:span></text:p>
      <text:p text:style-name="P23">);</text:p>
      <text:p text:style-name="P20"><text:span text:style-name="T2"><text:line-break/></text:span></text:p>
      <text:p text:style-name="Standard"><text:span text:style-name="T20">Seuraavaksi lisätään</text:span><text:span text:style-name="T2"> </text:span><text:span text:style-name="T7">veroluokka</text:span><text:span text:style-name="T2">-, </text:span><text:span text:style-name="T7">tuoteryhmä</text:span><text:span text:style-name="T2">- ja </text:span><text:span text:style-name="T7">tuote</text:span><text:span text:style-name="T2"> tauluhin useita rivejä dataa kerralla useassa eri </text:span><text:span text:style-name="T7">insert into</text:span><text:span text:style-name="T2"> –lauseessa. Alla nämä lauseet:</text:span></text:p>
      <text:p text:style-name="P11"/>
      <text:p text:style-name="P3"><text:span text:style-name="T12">INSERT</text:span><text:span text:style-name="T8"> </text:span><text:span text:style-name="T12">INTO</text:span><text:span text:style-name="T8"> veroluokka (veroluokkaid, nimi , veroprosentti)</text:span></text:p>
      <text:p text:style-name="P3"><text:span text:style-name="T8"><text:tab/></text:span><text:span text:style-name="T12">VALUES</text:span><text:span text:style-name="T8"> </text:span><text:span text:style-name="T17">(</text:span><text:span text:style-name="T8">1</text:span><text:span text:style-name="T17">,</text:span><text:span text:style-name="T8"> 'Yleinen arvonlisävero', 22);</text:span></text:p>
      <text:p text:style-name="P3"><text:span text:style-name="T12">INSERT</text:span><text:span text:style-name="T8"> </text:span><text:span text:style-name="T12">INTO</text:span><text:span text:style-name="T8"> veroluokka (veroluokkaid, nimi , veroprosentti)</text:span></text:p>
      <text:p text:style-name="P3"><text:span text:style-name="T8"><text:tab/></text:span><text:span text:style-name="T12">VALUES</text:span><text:span text:style-name="T8"> </text:span><text:span text:style-name="T17">(</text:span><text:span text:style-name="T8">2</text:span><text:span text:style-name="T17">,</text:span><text:span text:style-name="T8"> 'Ruoka', 12);</text:span></text:p>
      <text:p text:style-name="P14"/>
      <text:p text:style-name="P3"><text:span text:style-name="T12">INSERT</text:span><text:span text:style-name="T8"> </text:span><text:span text:style-name="T12">INTO</text:span><text:span text:style-name="T8"> tuoteryhma (tuoteryhmanro, nimi , veroluokkaid)</text:span></text:p>
      <text:p text:style-name="P3"><text:span text:style-name="T8"><text:tab/></text:span><text:span text:style-name="T12">VALUES</text:span><text:span text:style-name="T8"> </text:span><text:span text:style-name="T17">(</text:span><text:span text:style-name="T8">10</text:span><text:span text:style-name="T17">,</text:span><text:span text:style-name="T8"> 'Ulkoilutakit', 1);</text:span></text:p>
      <text:p text:style-name="P3"><text:span text:style-name="T12">INSERT</text:span><text:span text:style-name="T8"> </text:span><text:span text:style-name="T12">INTO</text:span><text:span text:style-name="T8"> tuoteryhma (tuoteryhmanro, nimi , veroluokkaid)</text:span></text:p>
      <text:p text:style-name="P3"><text:span text:style-name="T8"><text:tab/></text:span><text:span text:style-name="T12">VALUES</text:span><text:span text:style-name="T8"> </text:span><text:span text:style-name="T17">(</text:span><text:span text:style-name="T8">11</text:span><text:span text:style-name="T17">,</text:span><text:span text:style-name="T8"> Kengät, 1);</text:span></text:p>
      <text:p text:style-name="P5"/>
      <text:p text:style-name="P7"/>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200</text:span><text:span text:style-name="T17">,</text:span><text:span text:style-name="T8"> </text:span><text:span text:style-name="T18">'Protech takki'</text:span><text:span text:style-name="T17">,</text:span><text:span text:style-name="T8"> 250.5</text:span><text:span text:style-name="T17">,</text:span><text:span text:style-name="T8"> 10</text:span><text:span text:style-name="T17">);</text:span></text:p>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300</text:span><text:span text:style-name="T17">,</text:span><text:span text:style-name="T8"> </text:span><text:span text:style-name="T18">'All Around kengät'</text:span><text:span text:style-name="T17">,</text:span><text:span text:style-name="T8"> 150</text:span><text:span text:style-name="T17">,</text:span><text:span text:style-name="T8"> 11</text:span><text:span text:style-name="T17">);</text:span></text:p>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450</text:span><text:span text:style-name="T17">,</text:span><text:span text:style-name="T8"> </text:span><text:span text:style-name="T18">'Rainy sadetakki'</text:span><text:span text:style-name="T17">,</text:span><text:span text:style-name="T8"> 78.5</text:span><text:span text:style-name="T17">,</text:span><text:span text:style-name="T8"> 10</text:span><text:span text:style-name="T17">);</text:span></text:p>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500</text:span><text:span text:style-name="T17">,</text:span><text:span text:style-name="T8"> </text:span><text:span text:style-name="T18">'Nokia kumisaappaat'</text:span><text:span text:style-name="T17">,</text:span><text:span text:style-name="T8"> 90</text:span><text:span text:style-name="T17">,</text:span><text:span text:style-name="T8"> 11</text:span><text:span text:style-name="T17">);</text:span></text:p>
      <text:p text:style-name="P9"/>
      <text:p text:style-name="Standard"><text:span text:style-name="T2">Nyt voisimme suorittaa yllä esitetyt </text:span><text:span text:style-name="T7">insert into</text:span><text:span text:style-name="T2"> lauseet siten, että talletus tietokannan tiedostoon suoritettaisiin kerralla </text:span><text:span text:style-name="T7">commit</text:span><text:span text:style-name="T2"> lauseen suorituksen yhteydessä. Ei siis enää niin, että jokainen </text:span><text:span text:style-name="T7">insert into</text:span><text:span text:style-name="T2"> lause suoritetaan erikseen ja tieto tallennetaan sen yhteydessä tietokannan tiedostoon. Tämän kokeilemista on tuote, tuoteryhma ja veroluokka taulut tyhjennettävä siellä olevista datariveistä </text:span><text:span text:style-name="T7">delete from</text:span><text:span text:style-name="T2"> lauseella.<text:line-break/></text:span></text:p>
      <text:p text:style-name="Standard"><text:span text:style-name="T11">DELETE FROM</text:span><text:span text:style-name="T9"> TUOTE;</text:span></text:p>
      <text:p text:style-name="Standard"><text:span text:style-name="T11">DELETE FROM</text:span><text:span text:style-name="T9"> TUOTERYHMA;</text:span></text:p>
      <text:p text:style-name="Standard"><text:span text:style-name="T12">DELETE</text:span><text:span text:style-name="T7"> </text:span><text:span text:style-name="T12">FROM</text:span><text:span text:style-name="T7"> VEROLUOKKA;<text:line-break/> </text:span></text:p>
      <text:p text:style-name="P2"><text:span text:style-name="T3">Nyt voidaan suorittaa </text:span><text:span text:style-name="T7">insert into</text:span><text:span text:style-name="T3"> lauseet siten, että </text:span><text:span text:style-name="T7">commit</text:span><text:span text:style-name="T3"> suorittaa lopuksi datarivien lisäämisen tietokannan tiedostoon kerralla lopuksi:</text:span></text:p>
      <text:p text:style-name="P12"/>
      <text:p text:style-name="P3"><text:span text:style-name="T12">BEGIN</text:span><text:span text:style-name="T8"> </text:span><text:span text:style-name="T12">TRANSACTION</text:span></text:p>
      <text:p text:style-name="P3"><text:span text:style-name="T12">INSERT</text:span><text:span text:style-name="T8"> </text:span><text:span text:style-name="T12">INTO</text:span><text:span text:style-name="T8"> veroluokka</text:span><text:span text:style-name="T12"> </text:span><text:span text:style-name="T17">(</text:span><text:span text:style-name="T8">veroluokkaid</text:span><text:span text:style-name="T17">,</text:span><text:span text:style-name="T8"> nimi </text:span><text:span text:style-name="T17">,</text:span><text:span text:style-name="T8"> veroprosentti</text:span><text:span text:style-name="T17">)</text:span></text:p>
      <text:p text:style-name="P3"><text:span text:style-name="T8"><text:tab/></text:span><text:span text:style-name="T12">VALUES </text:span><text:span text:style-name="T17">(</text:span><text:span text:style-name="T8">1</text:span><text:span text:style-name="T17">,</text:span><text:span text:style-name="T8"> </text:span><text:span text:style-name="T18">'Yleinen arvonlisävero'</text:span><text:span text:style-name="T17">,</text:span><text:span text:style-name="T8"> 22</text:span><text:span text:style-name="T17">);</text:span></text:p>
      <text:p text:style-name="P3"><text:span text:style-name="T12">INSERT</text:span><text:span text:style-name="T8"> </text:span><text:span text:style-name="T12">INTO</text:span><text:span text:style-name="T8"> veroluokka</text:span><text:span text:style-name="T12"> </text:span><text:span text:style-name="T17">(</text:span><text:span text:style-name="T8">veroluokkaid</text:span><text:span text:style-name="T17">,</text:span><text:span text:style-name="T8"> nimi </text:span><text:span text:style-name="T17">,</text:span><text:span text:style-name="T8"> veroprosentti</text:span><text:span text:style-name="T17">)</text:span></text:p>
      <text:p text:style-name="P3"><text:span text:style-name="T8"><text:tab/></text:span><text:span text:style-name="T12">VALUES </text:span><text:span text:style-name="T17">(</text:span><text:span text:style-name="T8">2</text:span><text:span text:style-name="T17">,</text:span><text:span text:style-name="T8"> </text:span><text:span text:style-name="T18">'Ruoka'</text:span><text:span text:style-name="T17">,</text:span><text:span text:style-name="T8"> 12</text:span><text:span text:style-name="T17">);</text:span></text:p>
      <text:p text:style-name="P9"/>
      <text:p text:style-name="P3"><text:span text:style-name="T12">INSERT</text:span><text:span text:style-name="T8"> </text:span><text:span text:style-name="T12">INTO</text:span><text:span text:style-name="T8"> tuoteryhma</text:span><text:span text:style-name="T12"> </text:span><text:span text:style-name="T17">(</text:span><text:span text:style-name="T8">tuoteryhmanro</text:span><text:span text:style-name="T17">,</text:span><text:span text:style-name="T8"> nimi </text:span><text:span text:style-name="T17">,</text:span><text:span text:style-name="T8"> veroluokkaid</text:span><text:span text:style-name="T17">)</text:span></text:p>
      <text:p text:style-name="P3"><text:span text:style-name="T8"><text:tab/></text:span><text:span text:style-name="T12">VALUES </text:span><text:span text:style-name="T17">(</text:span><text:span text:style-name="T8">10</text:span><text:span text:style-name="T17">,</text:span><text:span text:style-name="T8"> </text:span><text:span text:style-name="T18">'Ulkoilutakit'</text:span><text:span text:style-name="T17">,</text:span><text:span text:style-name="T8"> 1</text:span><text:span text:style-name="T17">);</text:span></text:p>
      <text:p text:style-name="P3"><text:span text:style-name="T12">INSERT</text:span><text:span text:style-name="T8"> </text:span><text:span text:style-name="T12">INTO</text:span><text:span text:style-name="T8"> tuoteryhma</text:span><text:span text:style-name="T12"> </text:span><text:span text:style-name="T17">(</text:span><text:span text:style-name="T8">tuoteryhmanro</text:span><text:span text:style-name="T17">,</text:span><text:span text:style-name="T8"> nimi </text:span><text:span text:style-name="T17">,</text:span><text:span text:style-name="T8"> veroluokkaid</text:span><text:span text:style-name="T17">)</text:span></text:p>
      <text:p text:style-name="P3"><text:span text:style-name="T8"><text:tab/></text:span><text:span text:style-name="T12">VALUES </text:span><text:span text:style-name="T17">(</text:span><text:span text:style-name="T8">11</text:span><text:span text:style-name="T17">,</text:span><text:span text:style-name="T8"> </text:span><text:span text:style-name="T18">'Kengät'</text:span><text:span text:style-name="T17">,</text:span><text:span text:style-name="T8"> 1</text:span><text:span text:style-name="T17">);</text:span></text:p>
      <text:p text:style-name="P9"/>
      <text:p text:style-name="P9"/>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200</text:span><text:span text:style-name="T17">,</text:span><text:span text:style-name="T8"> </text:span><text:span text:style-name="T18">'Protech takki'</text:span><text:span text:style-name="T17">,</text:span><text:span text:style-name="T8"> 250.5</text:span><text:span text:style-name="T17">,</text:span><text:span text:style-name="T8"> 10</text:span><text:span text:style-name="T17">);</text:span></text:p>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300</text:span><text:span text:style-name="T17">,</text:span><text:span text:style-name="T8"> </text:span><text:span text:style-name="T18">'All Around kengät'</text:span><text:span text:style-name="T17">,</text:span><text:span text:style-name="T8"> 150</text:span><text:span text:style-name="T17">,</text:span><text:span text:style-name="T8"> 11</text:span><text:span text:style-name="T17">);</text:span></text:p>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450</text:span><text:span text:style-name="T17">,</text:span><text:span text:style-name="T8"> </text:span><text:span text:style-name="T18">'Rainy sadetakki'</text:span><text:span text:style-name="T17">,</text:span><text:span text:style-name="T8"> 78.5</text:span><text:span text:style-name="T17">,</text:span><text:span text:style-name="T8"> 10</text:span><text:span text:style-name="T17">);</text:span></text:p>
      <text:p text:style-name="P3"><text:span text:style-name="T12">INSERT</text:span><text:span text:style-name="T8"> </text:span><text:span text:style-name="T12">INTO</text:span><text:span text:style-name="T8"> Tuote</text:span><text:span text:style-name="T12"> </text:span><text:span text:style-name="T17">(</text:span><text:span text:style-name="T8">tuotenro</text:span><text:span text:style-name="T17">,</text:span><text:span text:style-name="T8"> nimi</text:span><text:span text:style-name="T17">,</text:span><text:span text:style-name="T8"> hinta</text:span><text:span text:style-name="T17">,</text:span><text:span text:style-name="T8"> tuoteryhmanro</text:span><text:span text:style-name="T17">)</text:span></text:p>
      <text:p text:style-name="P3"><text:span text:style-name="T8"><text:tab/></text:span><text:span text:style-name="T12">VALUES </text:span><text:span text:style-name="T17">(</text:span><text:span text:style-name="T8">1500</text:span><text:span text:style-name="T17">,</text:span><text:span text:style-name="T8"> </text:span><text:span text:style-name="T18">'Nokia kumisaappaat'</text:span><text:span text:style-name="T17">,</text:span><text:span text:style-name="T8"> 90</text:span><text:span text:style-name="T17">,</text:span><text:span text:style-name="T8"> 11</text:span><text:span text:style-name="T17">);</text:span></text:p>
      <text:p text:style-name="P3"><text:span text:style-name="T12">COMMIT</text:span><text:span text:style-name="T17">;</text:span></text:p>
      <text:p text:style-name="P10"/>
      <text:p text:style-name="P12"/>
      <text:p text:style-name="Standard"><text:span text:style-name="T2">Lopuksi suoritettiin </text:span><text:span text:style-name="T7">commit</text:span><text:span text:style-name="T2"> –lause, joka suorittaa varsinaisen tallennuksen tietokannan käyttämään tiedostoon kiintolevyllä. Tietoa lisättäessä </text:span><text:span text:style-name="T7">veroluokka</text:span><text:span text:style-name="T2">-, </text:span><text:span text:style-name="T7">tuoteryhmä</text:span><text:span text:style-name="T2">- ja </text:span><text:span text:style-name="T7">tuote</text:span><text:span text:style-name="T2">- tauluihin ei ole itse asiassa paljon väliä suoritetaanko datarivien tallennus tietokannan tiedostoon rivi riviltä vai suorittaako tallenneuksen yhdellä kerralla lopuksi </text:span><text:span text:style-name="T7">commit</text:span><text:span text:style-name="T2"> –lauseessa. Tilanne on kuitenkin täysin eri jos yllä esitetyssä tehtävässä olisi </text:span><text:span text:style-name="T7">tilaus</text:span><text:span text:style-name="T2">- ja </text:span><text:span text:style-name="T7">asiakas</text:span><text:span text:style-name="T2"> taulut, joihin voisi tallentaa suoraan asiakkaan itse tekemiä tilauksia. Toinen esimerkki on vaikkapa pankin </text:span><text:span text:style-name="T7">tili</text:span><text:span text:style-name="T2"> –taulun kohdalla. Siinä asiakkaan pitää pystyä tekemään tilisiirto tai maksamaan lasku siten, että asiakkaan tililtä vähennettään laskun edellyttämä määrä rahaa ja se listätään sen tilille, jolle laskua ollaan maksamassa. Esimerkiksi jos Pekka Peltosella on tili pankissa ja sen tilinumero 4455 ja hän haluaa maksaa 70 euron sähkölaskun Sähköisku Oy:lle. Sähköisku Oy:n tili (tilinumero on 9900) on myös samaisessa pankissa kuin Pekka Peltosenkin tili (voisi olla eri pankissakin). Tällainen siirto, jossa raha siirtyy yhdeltä asiakkaalta toiselle, on sellainen operaatio tietokannassa, että se on tehtävä kerralla alusta loppuun asti ilman virheitä. Se ei myöskään saa jäädä kesken tms. Ei tarvitse kuin kuvitella tilannetta, että laskun maksu keskeyttyy jostain syystä siten, että Pekka Peltosen tililtä ehdittiin vähentää 70 euroa mutta sitä ei ehditty lisätä Sähköisku Oy:n tilille. Tilanne olisi todella nolo pankille ja aiheuttaisi harmaita hiuksia Pekka Peltoselle ja lisäksi Sähköisku Oy luulisi ettei laskua olisi maksettu ja lähettäisi karhulaskun Pekka Peltoselle. Näin toimiva tietokanta ei missään tapauksessa olisi pankin vaatimusten mukaisesti toimiva tietokanta – eikä itse asiassa mikään muukaan yritys tai yksityinen henkilö olisi tyytyväinen tällaiseen järjestelmään. Vastaavanlaisia tilanteita löytää esimerkisi vaikkapa kaupan tilaus järjestelmistä, joiden pitää pystyä esimerkiksi vähentämään asiakkaan tilaamien tuotteiden määrä varastosta (varasto taulusta). Sama pätee lipun varausjärjestelmiin yms. Transaktioista tarvitaan siis helposti hyvinkin erilaisissa tilanteissa. Pankki esimerkki ei ole ainoa, mutta hyvin kuvaava. Pankki esimerkin tilalle voisi helposti kuvitella siis kaupan tilausjärjestelmän, lipun varausjärjestelmän, minkä tahansa järjestelmän jossa tarvitaan lukita rivejä operaation suorituksen ajaksi jotta se saadaan tehtyä asiallisesti kerralla loppun (tai peruutettua jos jokin meni pieleen).</text:span></text:p>
      <text:p text:style-name="P11"/>
      <text:p text:style-name="P2"><text:span text:style-name="T2">Onneksi nykyaikaiset tietokannat pystyvät huolehtimaan, ettei yllä esitetyn kaltaista ”hävinneen” laskun tilannetta pääse milloinkaan tapahtumaan tietokannassa. Lisäksi tilauksen tai tilisiirron kaltaisten operaatioiden tarpeisiin on kehitetty ominaisuus, jolla voi suojata ettei kesken oleva tilisiirto tms. näy muille. ”Hävinneen” laskun lisäksi on nimittäin olemassa toinenkin ongelma: ”naapuri voi nähdä kesken olevan operaation tiedot”. Kuvitellaan esimerkiksi tilanne, jossa pankissa on </text:span><text:span text:style-name="T7">tili</text:span><text:span text:style-name="T2"> –taulu, jossa on alla olevat tiedot:</text:span></text:p>
      <text:p text:style-name="P11"/>
      <text:p text:style-name="P4">Tili –taulu</text:p>
      <text:p text:style-name="P4">tilinro<text:tab/>saldo</text:p>
      <text:p text:style-name="P4">-----------------</text:p>
      <text:p text:style-name="P4">4455<text:tab/>1000</text:p>
      <text:p text:style-name="P4">9900<text:tab/>200000</text:p>
      <text:p text:style-name="P6"/>
      <text:p text:style-name="Standard"><text:span text:style-name="T2">Pankin </text:span><text:span text:style-name="T7">tili</text:span><text:span text:style-name="T2"> –taulusta löytyy siis kaksi tiliä, yksi on Pekka Peltosen ja toinen on Sähköisku Oy:n tili. Kuvitellaan nyt tilanne, jossa tilisiirto tehdään sql:n <text:s/></text:span><text:span text:style-name="T7">update</text:span><text:span text:style-name="T2"> –lausetta käyttäen:</text:span></text:p>
      <text:p text:style-name="P11"/>
      <text:p text:style-name="P3"><text:span text:style-name="T11">UPDATE</text:span><text:span text:style-name="T10"> Tili </text:span><text:span text:style-name="T11">SET</text:span><text:span text:style-name="T10"> saldo</text:span><text:span text:style-name="T16"> </text:span><text:span text:style-name="T10">= saldo - 70 </text:span><text:span text:style-name="T11">WHERE</text:span><text:span text:style-name="T10"> tilinro </text:span><text:span text:style-name="T16">=</text:span><text:span text:style-name="T10"> 4455</text:span><text:span text:style-name="T16">;</text:span></text:p>
      <text:p text:style-name="P3"><text:span text:style-name="T11">UPDATE</text:span><text:span text:style-name="T10"> Tili </text:span><text:span text:style-name="T11">SET</text:span><text:span text:style-name="T10"> saldo</text:span><text:span text:style-name="T16"> </text:span><text:span text:style-name="T10">= saldo + 70 </text:span><text:span text:style-name="T11">WHERE</text:span><text:span text:style-name="T10"> tilinro </text:span><text:span text:style-name="T16">=</text:span><text:span text:style-name="T10"> </text:span><text:span text:style-name="T9">9900</text:span><text:span text:style-name="T16">;</text:span></text:p>
      <text:p text:style-name="P8"/>
      <text:p text:style-name="P3"><text:span text:style-name="T4">joka käytännössä tarkoittaa, että yllä olevat lauseet ajetaan rivi riviltä. Ensin siis vähennetään Pekka Peltosen tililtä 70 euroa ja tallennetaan tieto tietokannan tiedoston (on heti sen jälkeen muiden nähtävillä). Sen jälkeen lisätään 70 euroa Sähköisku Oy:n tilille ja tallennetaan tieto tietokannan tiedostoon (ja tämän jälkeen tämäkin tieto on kaikkien muiden nähtävillä).</text:span><text:span text:style-name="T12"> </text:span><text:span text:style-name="T4">Lisäksi transaktiohan voidaan peruuttaa </text:span><text:span text:style-name="T8">rollback</text:span><text:span text:style-name="T4"> –lauseella, päädytään vielä pahempaan tilanteeseen. Lisäksi esimerkiksi viimeinen </text:span><text:span text:style-name="T8">update</text:span><text:span text:style-name="T4"> lauseen suoritus voi epäonnistua syystä tai toisesta (levy rikko, tietoliikenne ongelma, muistionglema jne). Tällöin päädytään tilanteeseen, jota ei saisi tapahtua missään tapauksessa, eli 70 euroa katoaa savuna ilmaan. Oletamme kuitenkin, että tässä ei mikään näistä pääse tapahtumaan, vaan joku pankissa ehtii ensimmäisen </text:span><text:span text:style-name="T8">update</text:span><text:span text:style-name="T4"> lauseen suorituksen jälkeen laittaa alla olevan </text:span><text:span text:style-name="T8">select</text:span><text:span text:style-name="T4"> lauseen suoritukseen:</text:span></text:p>
      <text:p text:style-name="P16"/>
      <text:p text:style-name="P3"><text:span text:style-name="T12">SELECT</text:span><text:span text:style-name="T8"> * </text:span><text:span text:style-name="T12">FROM</text:span><text:span text:style-name="T8"> Tili; </text:span></text:p>
      <text:p text:style-name="P7"/>
      <text:p text:style-name="P4">Tili –taulu</text:p>
      <text:p text:style-name="P4">tilinro<text:tab/>saldo</text:p>
      <text:p text:style-name="P4">-----------------</text:p>
      <text:p text:style-name="P4">4455<text:tab/>930</text:p>
      <text:p text:style-name="P4">9900<text:tab/>200000</text:p>
      <text:p text:style-name="P7"/>
      <text:p text:style-name="Standard"><text:span text:style-name="T2">Pankista on siis kadonnut 70 euroa. Pekka Peltosen tililtä on vähennetty 70 euroa, mutta sitä ei ole vielä ehditty lisätä Sähköisku Oy:n tilille. Seuraavaksi suoritettava </text:span><text:span text:style-name="T7">update</text:span><text:span text:style-name="T2"> tekisi sen, mutta joka tapauksessa joku pääsee katsomaan kesken eräistä tilannetta. Jotain siis pitää tehdä yllä esitetyille kahdelle </text:span><text:span text:style-name="T7">update</text:span><text:span text:style-name="T2"> –lauseelle. Vastaus tietokannoissa ovat transaktiot. <text:s/>Tietokantojen transaktioiden hallinta pitää huolen, ettei edellä esitellyn kaltaista ”’hävinnen” –laskun ongelmaa pääse tapahtumaan. Eikä myös sitä, että ”naapuri pääsee näkemään kesken eräisiä operaatiota”. <text:s/>Alla on esitetty miten transaktio käynnistetään ja lopetetaan:</text:span></text:p>
      <text:p text:style-name="P11"/>
      <text:p text:style-name="P15">BEGIN TRANSACTION</text:p>
      <text:p text:style-name="P17"><text:span text:style-name="T12"><text:tab/>UPDATE</text:span><text:span text:style-name="T8"> Tili </text:span><text:span text:style-name="T12">SET</text:span><text:span text:style-name="T8"> saldo</text:span><text:span text:style-name="T17"> </text:span><text:span text:style-name="T8">= saldo - 70 </text:span><text:span text:style-name="T12">WHERE</text:span><text:span text:style-name="T8"> tilinro </text:span><text:span text:style-name="T17">=</text:span><text:span text:style-name="T8"> 4455</text:span><text:span text:style-name="T17">;</text:span></text:p>
      <text:p text:style-name="P17"><text:span text:style-name="T12"><text:tab/></text:span><text:span text:style-name="T11">UPDATE</text:span><text:span text:style-name="T10"> Tili </text:span><text:span text:style-name="T11">SET</text:span><text:span text:style-name="T10"> saldo</text:span><text:span text:style-name="T16"> </text:span><text:span text:style-name="T10">= saldo + 70 </text:span><text:span text:style-name="T11">WHERE</text:span><text:span text:style-name="T10"> tilinro </text:span><text:span text:style-name="T16">=</text:span><text:span text:style-name="T10"> </text:span><text:span text:style-name="T9">9900</text:span><text:span text:style-name="T16">;</text:span></text:p>
      <text:p text:style-name="P15">COMMIT;</text:p>
      <text:p text:style-name="P15"/>
      <text:p text:style-name="P17"><text:span text:style-name="T4">Sql Server:ssä transaktiot aloitetaan </text:span><text:span text:style-name="T8">begin transaction </text:span><text:span text:style-name="T4">–lauseella. Tällöin yllä olevat lauseet käynnistävät transaktion Sql Server:ssä, joka päättyy </text:span><text:span text:style-name="T8">commit</text:span><text:span text:style-name="T4"> –lauseeseen. </text:span><text:span text:style-name="T8">Commit</text:span><text:span text:style-name="T4"> –lause siis päättää transaktion ja käytännössä avaa transaktion ajaksi lukitut datarivit. <text:s/>Muut eivät siis voi transaktion suorituksen aikana lukittuja rivejä lukea, muuttaa eikä poistaa. <text:s/>Nyt yllä transaktionhallinnan sisään laitettu laskun maksu onnistuu ilman ongelmia. Kukaan ei näe kesken eräistä siirtoa, joka voidaan peräti keskeyttää </text:span><text:span text:style-name="T8">rollback</text:span><text:span text:style-name="T4"> -lauseella (josta muutoin seuraisi ns. dirty read problem). Vrhetilanteetkaan eivät enää transaktionhallinnan ansiosta aiheuta tiedon vääristymistä </text:span><text:span text:style-name="T8">tili</text:span><text:span text:style-name="T4"> taulussa esimerkiksi tilisiirron kaltaisissa tietokantaoperaatioissa.</text:span></text:p>
      <text:p text:style-name="P13"/>
      <text:p text:style-name="P17"><text:span text:style-name="T4">Onkin suositeltavaa suorittaa sql lauseet aina yllä olevan esimerkin mukaisesti transaktionhallinnan alaisuudessa. On tehokkaampaan suoritaa muutokset kerralla tietokantaan kuin lause ja rivi riviltä. Lisäksi useissa tilanteissa halutaan välttyä kesken eräisen operaation ongelmalta. Myös virhetilanteet tietokannassa voivat aiheuttaa ongelmia jos osa lauseista saadaan ajettua ennen virhetilannetta, mutta loput lauseista jäävät suorittamatta. </text:span><text:soft-page-break/><text:span text:style-name="T4">Transaktioidenhallinnan käytölle siis löytyy tärkeitä perusteita, eikä tässä ole edes kaikki. Näistä asioista tulee lisää myöhemmin järjestettävissä tietokantojen opintojaksoill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9cm" style:writing-mode="lr-tb"/>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language="none" fo:country="none" fo:font-weight="bold" style:letter-kerning="true"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Times New Roman" fo:font-family="'Times New Roman'" style:font-family-generic="roman" style:font-pitch="variable" fo:font-size="18pt" fo:language="en" fo:country="US"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Times New Roman" fo:font-family="'Times New Roman'" style:font-family-generic="roman" style:font-pitch="variable" fo:font-size="13.5pt" fo:language="en" fo:country="US"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Otsikko4_20_Char_20_Char1" style:display-name="Otsikko4 Char Char1" style:family="paragraph" style:parent-style-name="Heading_20_1" style:next-style-name="Standard" style:default-outline-level="" style:list-style-name="">
      <style:text-properties fo:font-size="10pt" style:font-size-asian="10pt"/>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1.552cm"/>
          <style:tab-stop style:position="1.94cm"/>
          <style:tab-stop style:position="2.328cm"/>
          <style:tab-stop style:position="2.716cm"/>
          <style:tab-stop style:position="3.104cm"/>
          <style:tab-stop style:position="17.983cm" style:type="right" style:leader-style="dotted" style:leader-text="."/>
        </style:tab-stops>
      </style:paragraph-properties>
      <style:text-properties style:font-name-complex="Arial" style:font-family-complex="Arial" style:font-family-generic-complex="swiss" style:font-pitch-complex="variable" style:font-size-complex="11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Tyyli_20_Otsikko4_20__2b__20_12_20_pt_20_Kaikki_20_isolla" style:display-name="Tyyli Otsikko4 + 12 pt Kaikki isolla" style:family="paragraph" style:parent-style-name="Otsikko4_20_Char_20_Char1">
      <style:text-properties fo:text-transform="uppercase"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Teksti4" style:family="paragraph" style:parent-style-name="Standard">
      <style:text-properties fo:font-size="12pt" style:font-size-asian="12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style>
    <style:style style:name="Otsikko4_20_Char1" style:display-name="Otsikko4 Char1" style:family="paragraph" style:parent-style-name="Heading_20_1" style:next-style-name="Standard" style:default-outline-level="" style:list-style-name="">
      <style:paragraph-properties>
        <style:tab-stops>
          <style:tab-stop style:position="0.97cm"/>
        </style:tab-stops>
      </style:paragraph-properties>
      <style:text-properties fo:language="fi" fo:country="FI" style:font-name-complex="Helvetica" style:font-family-complex="Helvetica" style:font-family-generic-complex="swiss" style:font-pitch-complex="variable"/>
    </style:style>
    <style:style style:name="Style_20_Otsikko4_20_Char_20_Char1_20__2b__20_10_20_pt_20_Not_20_Bold" style:display-name="Style Otsikko4 Char Char1 + 10 pt Not Bold" style:family="paragraph" style:parent-style-name="Otsikko4_20_Char_20_Char1">
      <style:text-properties fo:font-size="10pt" style:font-size-asian="10pt" style:font-size-complex="10pt" style:font-weight-complex="normal"/>
    </style:style>
    <style:style style:name="Style_20_Otsikko4_20_Char1_20__2b__20_10_20_pt" style:display-name="Style Otsikko4 Char1 + 10 pt" style:family="paragraph" style:parent-style-name="Otsikko4_20_Char1">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language="none" fo:country="none" style:font-name-asian="SimSun" style:font-family-asian="SimSun, 宋体" style:font-pitch-asian="variable" style:language-asian="zh" style:country-asian="CN"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language="none" fo:country="none" style:font-size-complex="10pt"/>
    </style:style>
    <style:style style:name="List_20_Paragraph" style:display-name="List Paragraph" style:family="paragraph" style:parent-style-name="Standard">
      <style:paragraph-properties fo:margin-left="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style>
    <style:style style:name="WW8Num2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font-size-complex="16pt" style:font-weight-complex="bold"/>
    </style:style>
    <style:style style:name="Page_20_Number" style:display-name="Page Number" style:family="text" style:parent-style-name="Default_20_Paragraph_20_Font"/>
    <style:style style:name="Otsikko4_20_Char_20_Char1_20_Char" style:display-name="Otsikko4 Char Char1 Char" style:family="text" style:parent-style-name="Heading_20_1_20_Char"/>
    <style:style style:name="Internet_20_link" style:display-name="Internet link" style:family="text">
      <style:text-properties fo:color="#0000ff" style:text-underline-style="solid" style:text-underline-width="auto" style:text-underline-color="font-color"/>
    </style:style>
    <style:style style:name="Tyyli_20_Otsikko4_20__2b__20_12_20_pt_20_Kaikki_20_isolla_20_Char" style:display-name="Tyyli Otsikko4 + 12 pt Kaikki isolla Char" style:family="text">
      <style:text-properties fo:text-transform="uppercase"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2pt" style:font-weight-complex="bold"/>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Otsikko4_20_Char_20_Char" style:display-name="Otsikko4 Char Char" style:family="text">
      <style:text-properties style:font-name="Arial" fo:font-family="Arial" style:font-family-generic="swiss" style:font-pitch="variable" fo:font-size="12pt" fo:language="fi" fo:country="FI"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Otsikko4_20_Char_20_Char_20_Char" style:display-name="Otsikko4 Char Char Char" style:family="text">
      <style:text-properties style:font-name="Arial" fo:font-family="Arial" style:font-family-generic="swiss" style:font-pitch="variable" fo:font-size="12pt" fo:language="fi" fo:country="FI"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Otsikko_20_1_20_Char_20_Char" style:display-name="Otsikko 1 Char Char" style:family="text">
      <style:text-properties style:font-name="Arial" fo:font-family="Arial" style:font-family-generic="swiss" style:font-pitch="variable" fo:font-size="16pt" fo:language="fi" fo:country="FI"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Otsikko4_20_Char1_20_Char" style:display-name="Otsikko4 Char1 Char" style:family="text">
      <style:text-properties style:font-name="Arial" fo:font-family="Arial" style:font-family-generic="swiss" style:font-pitch="variable" fo:language="fi" fo:country="FI" fo:font-weight="bold" style:letter-kerning="true" style:font-weight-asian="bold" style:font-name-complex="Helvetica" style:font-family-complex="Helvetica" style:font-family-generic-complex="swiss" style:font-pitch-complex="variable" style:font-size-complex="16pt" style:language-complex="ar" style:country-complex="SA"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Style_20_Otsikko4_20_Char_20_Char1_20__2b__20_10_20_pt_20_Not_20_Bold_20_Char" style:display-name="Style Otsikko4 Char Char1 + 10 pt Not Bold Char" style:family="text" style:parent-style-name="Otsikko4_20_Char_20_Char1_20_Char"/>
    <style:style style:name="Style_20_Otsikko4_20_Char1_20__2b__20_10_20_pt_20_Char" style:display-name="Style Otsikko4 Char1 + 10 pt Char" style:family="text" style:parent-style-name="Otsikko4_20_Char1_20_Char"/>
    <style:style style:name="Plain_20_Text_20_Char" style:display-name="Plain Text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fo:text-indent="-0.635cm" fo:margin-left="1.635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2.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27cm" fo:margin-left="2.27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905cm" fo:margin-left="2.90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1.905cm" fo:margin-left="2.90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54cm" fo:margin-left="3.54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3.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175cm" fo:margin-left="4.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138cm"/>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2.29cm"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listtab" fo:text-indent="-3.254cm" fo:margin-left="12.2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0.90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12.17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13.44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14.71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15.981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7.25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8.52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9.7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3">
        <style:list-level-properties text:list-level-position-and-space-mode="label-alignment">
          <style:list-level-label-alignment text:label-followed-by="listtab" fo:text-indent="-0.767cm" fo:margin-left="0.767cm"/>
        </style:list-level-properties>
      </text:list-level-style-number>
      <text:list-level-style-number text:level="2" text:style-name="WW8Num8z0" style:num-format="1" text:display-levels="2">
        <style:list-level-properties text:list-level-position-and-space-mode="label-alignment">
          <style:list-level-label-alignment text:label-followed-by="listtab" fo:text-indent="-0.767cm" fo:margin-left="1.266cm"/>
        </style:list-level-properties>
      </text:list-level-style-number>
      <text:list-level-style-number text:level="3" text:style-name="WW8Num8z0" style:num-format="1" text:start-value="4" text:display-levels="3">
        <style:list-level-properties text:list-level-position-and-space-mode="label-alignment">
          <style:list-level-label-alignment text:label-followed-by="listtab" fo:text-indent="-1.27cm" fo:margin-left="2.268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27cm" fo:margin-left="2.768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1.905cm" fo:margin-left="4.401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2.54cm" fo:margin-left="5.535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2.54cm" fo:margin-left="6.034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175cm" fo:margin-left="7.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ab-stop style:position="17cm" style:type="right"/>
        </style:tab-stops>
      </style:paragraph-properties>
    </style:style>
    <style:style style:name="MT1" style:family="text">
      <style:text-properties style:font-size-complex="10pt"/>
    </style:style>
    <style:style style:name="MT2" style:family="text">
      <style:text-properties style:use-window-font-color="true" style:font-name="Arial" fo:font-size="10pt" fo:language="fi" fo:country="FI" officeooo:rsid="002218c3" style:font-name-asian="Times New Roman" style:font-size-asian="10pt" style:font-name-complex="Arial" style:font-size-complex="10pt" style:language-complex="ar" style:country-complex="SA"/>
    </style:style>
    <style:page-layout style:name="Mpm1">
      <style:page-layout-properties fo:page-width="21.001cm" fo:page-height="29.7cm" style:num-format="1" style:print-orientation="portrait" fo:margin-top="1.25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Haaga-Helia<text:line-break/></text:span><text:span text:style-name="MT2">Tietokanta hallinta</text:span></text:p>
        <text:p text:style-name="MP1"><text:span text:style-name="MT1">Sauli Isonikkilä<text:tab/><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span text:style-name="Page_20_Number"><text:span text:style-name="MT1">)<text:line-break/></text:span></text:span><text:span text:style-name="MT1"><text:ta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QL Basics</dc:title>
    <dc:subject>Databases</dc:subject>
    <meta:keyword/>
    <meta:initial-creator>Sauli Isonikkilä</meta:initial-creator>
    <meta:creation-date>2009-12-03T10:24:00</meta:creation-date>
    <dc:creator>Sauli Isonikkilä </dc:creator>
    <dc:date>2024-04-15T08:32:51.374000000</dc:date>
    <meta:print-date>2009-11-23T11:01:00</meta:print-date>
    <meta:editing-cycles>465</meta:editing-cycles>
    <meta:editing-duration>PT16H18M31S</meta:editing-duration>
    <meta:generator>LibreOffice/6.4.7.2$Windows_X86_64 LibreOffice_project/639b8ac485750d5696d7590a72ef1b496725cfb5</meta:generator>
    <meta:document-statistic meta:table-count="0" meta:image-count="0" meta:object-count="0" meta:page-count="4" meta:paragraph-count="86" meta:word-count="1222" meta:character-count="9609" meta:non-whitespace-character-count="8427"/>
  </office:meta>
</office:document-meta>
</file>